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cm" style:page-number="auto" table:align="margins"/>
    </style:style>
    <style:style style:name="Таблица1.A" style:family="table-column">
      <style:table-column-properties style:column-width="13.6cm" style:rel-column-width="49512*"/>
    </style:style>
    <style:style style:name="Таблица1.B" style:family="table-column">
      <style:table-column-properties style:column-width="4.401cm" style:rel-column-width="16023*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f739d" officeooo:paragraph-rsid="0075275b"/>
    </style:style>
    <style:style style:name="P4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bold" officeooo:rsid="006c4f68" officeooo:paragraph-rsid="006c4f68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199cm" loext:contextual-spacing="false" fo:text-align="end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weight="normal" officeooo:rsid="00534900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06996c4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6b67e8" officeooo:paragraph-rsid="006b67e8" style:font-weight-asian="normal" style:font-weight-complex="normal"/>
    </style:style>
    <style:style style:name="P11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2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710758"/>
    </style:style>
    <style:style style:name="P1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ab4d" style:font-weight-asian="bold" style:font-weight-complex="bold"/>
    </style:style>
    <style:style style:name="T4" style:family="text">
      <style:text-properties fo:font-weight="bold" officeooo:rsid="0042f2a0" style:font-weight-asian="bold" style:font-weight-complex="bold"/>
    </style:style>
    <style:style style:name="T5" style:family="text">
      <style:text-properties fo:font-weight="bold" officeooo:rsid="006676be" style:font-weight-asian="bold" style:font-weight-complex="bold"/>
    </style:style>
    <style:style style:name="T6" style:family="text">
      <style:text-properties fo:font-weight="bold" officeooo:rsid="0067a417" style:font-weight-asian="bold" style:font-weight-complex="bold"/>
    </style:style>
    <style:style style:name="T7" style:family="text">
      <style:text-properties fo:font-weight="bold" officeooo:rsid="006b67e8" style:font-weight-asian="bold" style:font-weight-complex="bold"/>
    </style:style>
    <style:style style:name="T8" style:family="text">
      <style:text-properties fo:font-weight="bold" officeooo:rsid="006996c4" style:font-weight-asian="bold" style:font-weight-complex="bold"/>
    </style:style>
    <style:style style:name="T9" style:family="text">
      <style:text-properties fo:font-weight="bold" officeooo:rsid="0071318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9ab4d" style:font-weight-asian="normal" style:font-weight-complex="normal"/>
    </style:style>
    <style:style style:name="T12" style:family="text">
      <style:text-properties fo:font-weight="normal" officeooo:rsid="0051399c" style:font-weight-asian="normal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weight="normal" officeooo:rsid="007c2aa3" style:font-weight-asian="normal" style:font-weight-complex="normal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ff3333" fo:font-weight="bold" officeooo:rsid="007c2aa3" style:font-weight-asian="bold" style:font-weight-complex="bold"/>
    </style:style>
    <style:style style:name="T17" style:family="text">
      <style:text-properties officeooo:rsid="006797d5"/>
    </style:style>
    <style:style style:name="T18" style:family="text">
      <style:text-properties officeooo:rsid="006e8a45"/>
    </style:style>
    <style:style style:name="T19" style:family="text">
      <style:text-properties fo:font-style="normal" officeooo:rsid="006e8a45" style:font-style-asian="normal" style:font-style-complex="normal"/>
    </style:style>
    <style:style style:name="T20" style:family="text">
      <style:text-properties fo:background-color="#eeeee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2">ОТЧЕТ <text:span text:style-name="T10">об исполнен</text:span><text:span text:style-name="T11">ии </text:span><text:span text:style-name="T5">Задачи</text:span><text:span text:style-name="T3"> </text:span><text:span text:style-name="T4">от </text:span><text:span text:style-name="T6">[TASK_DATE]</text:span></text:p>
          </table:table-cell>
          <table:table-cell office:value-type="string">
            <text:p text:style-name="P11">  #<text:span text:style-name="T17">[TASK_ID]</text:span>  </text:p>
          </table:table-cell>
        </table:table-row>
      </table:table>
      <text:p text:style-name="P8"><text:span text:style-name="T7">[</text:span><text:span text:style-name="T8">[NAME]</text:span><text:span text:style-name="T7">]</text:span></text:p>
      <text:p text:style-name="P10">[DESCRIPTION]</text:p>
      <text:p text:style-name="P6"><text:span text:style-name="T19">Основание:</text:span><text:span text:style-name="T18"> </text:span>[SOURCE]</text:p>
      <text:p text:style-name="P3"><text:span text:style-name="T12">срок исполнения: </text:span><text:span text:style-name="T9">[DUEDATE]</text:span><text:span text:style-name="T10"> </text:span><text:span text:style-name="T12">г.<text:tab/><text:tab/>автор: </text:span><text:span text:style-name="T9">[AUTHOR]</text:span></text:p>
      <text:p text:style-name="P15"><text:span text:style-name="T20">[STATUS]</text:span> <text:span text:style-name="T2">[COMPLETIONDATE]</text:span><text:span text:style-name="T10"> </text:span><text:span text:style-name="T14">[COMPLETIONALERT]</text:span></text:p>
      <text:p text:style-name="P7">исполнители: [TASK_USERS]</text:p>
      <text:p text:style-name="Text_20_body"/>
      <text:p text:style-name="P4">Результат исполнения:</text:p>
      <text:p text:style-name="P9">[RESULT]</text:p>
      <text:p text:style-name="P5"/>
      <text:p text:style-name="P13">[USER_POSITION]<text:tab/>/ [USER_NAME] /</text:p>
      <text:p text:style-name="P14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0</text:page-number> / <text:page-count>1</text:page-count> </text:p>
      </style:footer>
      <style:footer-first>
        <text:p text:style-name="MP2">Стр. <text:page-number text:select-page="current">1</text:page-number> / <text:page-count>1</text:page-count> </text:p>
      </style:footer-first>
      <style:footer-left>
        <text:p text:style-name="MP2">Стр. <text:page-number text:select-page="current">0</text:page-number> / <text:page-count>1</text:page-count> 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5H51S</meta:editing-duration>
    <meta:editing-cycles>101</meta:editing-cycles>
    <meta:initial-creator>Роберт Бикмансуров</meta:initial-creator>
    <meta:creation-date>2014-09-29T15:07:38.048726639</meta:creation-date>
    <dc:date>2016-01-22T10:00:30.271708685</dc:date>
    <dc:creator>Роберт Мулланурович Бикмансуров</dc:creator>
    <meta:document-statistic meta:table-count="1" meta:image-count="0" meta:object-count="0" meta:page-count="1" meta:paragraph-count="16" meta:word-count="46" meta:character-count="345" meta:non-whitespace-character-count="308"/>
  </office:meta>
</office:document-meta>
</file>